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Tahoma, Verdana, sans-serif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normal" officeooo:rsid="01099cec" officeooo:paragraph-rsid="01099cec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normal" officeooo:rsid="010c9cd7" officeooo:paragraph-rsid="010c287a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normal" officeooo:rsid="010c9cd7" officeooo:paragraph-rsid="01161dad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bold" officeooo:rsid="01099cec" officeooo:paragraph-rsid="01099cec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10c28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10e50a4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6pt" style:font-size-asian="6pt" style:font-size-complex="6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11c25c9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10e50a4"/>
    </style:style>
    <style:style style:name="T1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2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3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5" style:family="text">
      <style:text-properties fo:color="#20999d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871094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248f8f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11" style:family="text">
      <style:text-properties fo:color="#8c8c8c" loext:opacity="100%" style:font-name="JetBrains Mono" fo:font-style="italic" fo:font-weight="normal" style:font-style-asian="italic" style:font-weight-asian="normal"/>
    </style:style>
    <style:style style:name="T12" style:family="text">
      <style:text-properties fo:color="#174ad4" loext:opacity="100%" style:font-name="JetBrains Mono" fo:font-style="normal" fo:font-weight="normal" style:font-style-asian="normal" style:font-weight-asian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normal" officeooo:rsid="010c9cd7" style:font-weight-asian="normal" style:font-weight-complex="normal"/>
    </style:style>
    <style:style style:name="T15" style:family="text">
      <style:text-properties fo:language="en" fo:country="US" fo:font-weight="normal" officeooo:rsid="010e50a4" style:font-weight-asian="normal" style:font-weight-complex="normal"/>
    </style:style>
    <style:style style:name="T16" style:family="text">
      <style:text-properties fo:language="en" fo:country="US" fo:font-weight="bold" officeooo:rsid="010cbed2" style:font-weight-asian="bold" style:font-weight-complex="bold"/>
    </style:style>
    <style:style style:name="T17" style:family="text">
      <style:text-properties fo:language="en" fo:country="US" fo:font-weight="bold" officeooo:rsid="010c9cd7" style:font-weight-asian="bold" style:font-weight-complex="bold"/>
    </style:style>
    <style:style style:name="T18" style:family="text">
      <style:text-properties fo:language="en" fo:country="US" fo:font-style="italic" fo:font-weight="normal" officeooo:rsid="010e50a4" style:font-style-asian="italic" style:font-weight-asian="normal" style:font-style-complex="italic" style:font-weight-complex="normal"/>
    </style:style>
    <style:style style:name="T19" style:family="text">
      <style:text-properties fo:language="en" fo:country="US" officeooo:rsid="01161dad"/>
    </style:style>
    <style:style style:name="T20" style:family="text">
      <style:text-properties fo:language="en" fo:country="US" officeooo:rsid="0118cece"/>
    </style:style>
    <style:style style:name="T21" style:family="text">
      <style:text-properties fo:language="ru" fo:country="RU" fo:font-weight="bold" officeooo:rsid="010c287a" style:font-weight-asian="bold" style:font-weight-complex="bold"/>
    </style:style>
    <style:style style:name="T22" style:family="text">
      <style:text-properties fo:language="ru" fo:country="RU" fo:font-weight="bold" officeooo:rsid="01099cec" style:font-weight-asian="bold" style:font-weight-complex="bold"/>
    </style:style>
    <style:style style:name="T23" style:family="text">
      <style:text-properties fo:language="ru" fo:country="RU" fo:font-weight="bold" officeooo:rsid="011d723d" style:font-weight-asian="bold" style:font-weight-complex="bold"/>
    </style:style>
    <style:style style:name="T24" style:family="text">
      <style:text-properties fo:language="ru" fo:country="RU" fo:font-weight="bold" officeooo:rsid="010c9cd7" style:font-weight-asian="bold" style:font-weight-complex="bold"/>
    </style:style>
    <style:style style:name="T25" style:family="text">
      <style:text-properties fo:language="ru" fo:country="RU" fo:font-weight="bold" officeooo:rsid="012187df" style:font-weight-asian="bold" style:font-weight-complex="bold"/>
    </style:style>
    <style:style style:name="T26" style:family="text">
      <style:text-properties fo:language="ru" fo:country="RU" fo:font-weight="normal" officeooo:rsid="01099cec" style:font-weight-asian="normal" style:font-weight-complex="normal"/>
    </style:style>
    <style:style style:name="T27" style:family="text">
      <style:text-properties fo:language="ru" fo:country="RU" fo:font-weight="normal" officeooo:rsid="010c287a" style:font-weight-asian="normal" style:font-weight-complex="normal"/>
    </style:style>
    <style:style style:name="T28" style:family="text">
      <style:text-properties fo:language="ru" fo:country="RU" fo:font-weight="normal" officeooo:rsid="010c9cd7" style:font-weight-asian="normal" style:font-weight-complex="normal"/>
    </style:style>
    <style:style style:name="T29" style:family="text">
      <style:text-properties fo:language="ru" fo:country="RU" fo:font-weight="normal" officeooo:rsid="011985c8" style:font-weight-asian="normal" style:font-weight-complex="normal"/>
    </style:style>
    <style:style style:name="T30" style:family="text">
      <style:text-properties fo:language="ru" fo:country="RU" fo:font-weight="normal" officeooo:rsid="011b09fd" style:font-weight-asian="normal" style:font-weight-complex="normal"/>
    </style:style>
    <style:style style:name="T31" style:family="text">
      <style:text-properties fo:language="ru" fo:country="RU" fo:font-weight="normal" officeooo:rsid="01161dad" style:font-weight-asian="normal" style:font-weight-complex="normal"/>
    </style:style>
    <style:style style:name="T32" style:family="text">
      <style:text-properties fo:language="ru" fo:country="RU" fo:font-weight="normal" officeooo:rsid="011d721e" style:font-weight-asian="normal" style:font-weight-complex="normal"/>
    </style:style>
    <style:style style:name="T33" style:family="text">
      <style:text-properties fo:language="ru" fo:country="RU" fo:font-weight="normal" officeooo:rsid="011d723d" style:font-weight-asian="normal" style:font-weight-complex="normal"/>
    </style:style>
    <style:style style:name="T34" style:family="text">
      <style:text-properties fo:language="ru" fo:country="RU" fo:font-weight="normal" officeooo:rsid="011fa0ab" style:font-weight-asian="normal" style:font-weight-complex="normal"/>
    </style:style>
    <style:style style:name="T35" style:family="text">
      <style:text-properties fo:language="ru" fo:country="RU" fo:font-weight="normal" officeooo:rsid="011fc5f2" style:font-weight-asian="normal" style:font-weight-complex="normal"/>
    </style:style>
    <style:style style:name="T36" style:family="text">
      <style:text-properties fo:language="ru" fo:country="RU" fo:font-weight="normal" officeooo:rsid="01217941" style:font-weight-asian="normal" style:font-weight-complex="normal"/>
    </style:style>
    <style:style style:name="T37" style:family="text">
      <style:text-properties fo:language="ru" fo:country="RU" fo:font-weight="normal" officeooo:rsid="012187df" style:font-weight-asian="normal" style:font-weight-complex="normal"/>
    </style:style>
    <style:style style:name="T38" style:family="text">
      <style:text-properties fo:color="#c9211e" loext:opacity="100%"/>
    </style:style>
    <style:style style:name="T39" style:family="text">
      <style:text-properties fo:color="#c9211e" loext:opacity="100%" fo:language="en" fo:country="US"/>
    </style:style>
    <style:style style:name="T40" style:family="text">
      <style:text-properties fo:color="#c9211e" loext:opacity="100%" fo:language="en" fo:country="US" fo:font-weight="normal" officeooo:rsid="011b09fd" style:font-weight-asian="normal" style:font-weight-complex="normal"/>
    </style:style>
    <style:style style:name="T41" style:family="text">
      <style:text-properties fo:color="#c9211e" loext:opacity="100%" fo:language="en" fo:country="US" fo:font-weight="bold" officeooo:rsid="010cbed2" style:font-weight-asian="bold" style:font-weight-complex="bold"/>
    </style:style>
    <style:style style:name="T42" style:family="text">
      <style:text-properties fo:color="#c9211e" loext:opacity="100%" fo:language="en" fo:country="US" fo:font-weight="bold" officeooo:rsid="010c9cd7" style:font-weight-asian="bold" style:font-weight-complex="bold"/>
    </style:style>
    <style:style style:name="T43" style:family="text">
      <style:text-properties fo:color="#c9211e" loext:opacity="100%" officeooo:rsid="010b1708"/>
    </style:style>
    <style:style style:name="T44" style:family="text">
      <style:text-properties fo:color="#c9211e" loext:opacity="100%" fo:language="ru" fo:country="RU" fo:font-weight="bold" officeooo:rsid="01099cec" style:font-weight-asian="bold" style:font-weight-complex="bold"/>
    </style:style>
    <style:style style:name="T45" style:family="text">
      <style:text-properties fo:color="#c9211e" loext:opacity="100%" fo:language="ru" fo:country="RU" fo:font-weight="normal" officeooo:rsid="010c9cd7" style:font-weight-asian="normal" style:font-weight-complex="normal"/>
    </style:style>
    <style:style style:name="T46" style:family="text">
      <style:text-properties fo:color="#c9211e" loext:opacity="100%" fo:language="ru" fo:country="RU" fo:font-weight="normal" officeooo:rsid="01161dad" style:font-weight-asian="normal" style:font-weight-complex="normal"/>
    </style:style>
    <style:style style:name="T47" style:family="text">
      <style:text-properties fo:color="#c9211e" loext:opacity="100%" fo:language="ru" fo:country="RU" fo:font-weight="normal" officeooo:rsid="011b09fd" style:font-weight-asian="normal" style:font-weight-complex="normal"/>
    </style:style>
    <style:style style:name="T48" style:family="text">
      <style:text-properties fo:color="#c9211e" loext:opacity="100%" fo:language="ru" fo:country="RU" fo:font-weight="normal" officeooo:rsid="011c25c9" style:font-weight-asian="normal" style:font-weight-complex="normal"/>
    </style:style>
    <style:style style:name="T49" style:family="text">
      <style:text-properties fo:color="#c9211e" loext:opacity="100%" officeooo:rsid="01161dad"/>
    </style:style>
    <style:style style:name="T50" style:family="text">
      <style:text-properties fo:font-weight="bold" officeooo:rsid="01136584" style:font-weight-asian="bold" style:font-weight-complex="bold"/>
    </style:style>
    <style:style style:name="T51" style:family="text">
      <style:text-properties fo:font-weight="bold" officeooo:rsid="01152e55" style:font-weight-asian="bold" style:font-weight-complex="bold"/>
    </style:style>
    <style:style style:name="T52" style:family="text">
      <style:text-properties fo:color="#ff0000" loext:opacity="100%"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officeooo:rsid="01136584"/>
    </style:style>
    <style:style style:name="T55" style:family="text">
      <style:text-properties officeooo:rsid="01161dad"/>
    </style:style>
    <style:style style:name="T56" style:family="text">
      <style:text-properties officeooo:rsid="011819cd"/>
    </style:style>
    <style:style style:name="T57" style:family="text">
      <style:text-properties officeooo:rsid="0118ce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6">-</text:span><text:span text:style-name="T22"> </text:span><text:span text:style-name="T23">реакт-19:</text:span><text:span text:style-name="T33"> </text:span><text:a xlink:type="simple" xlink:href="https://www.youtube.com/watch?v=jhfds2rjEHI" text:style-name="Internet_20_link" text:visited-style-name="Visited_20_Internet_20_Link"><text:span text:style-name="T33">https://www.youtube.com/watch?v=jhfds2rjEHI</text:span></text:a><text:span text:style-name="T33"> + Минин </text:span><text:span text:style-name="T35">(</text:span><text:a xlink:type="simple" xlink:href="https://www.youtube.com/watch?v=MZ0HG3fOWqE&amp;t=1001s" text:style-name="Internet_20_link" text:visited-style-name="Visited_20_Internet_20_Link"><text:span text:style-name="T35">https://www.youtube.com/watch?v=MZ0HG3fOWqE&amp;t=1001s</text:span></text:a><text:span text:style-name="T35"> )</text:span><text:span text:style-name="T33"> + Паромов </text:span><text:span text:style-name="T34">+ Айти синяк -</text:span><text:span text:style-name="T36">огонь видео </text:span><text:span text:style-name="T34">(</text:span><text:a xlink:type="simple" xlink:href="https://www.youtube.com/watch?v=XOA3HKXPSN0&amp;t=647s" text:style-name="Internet_20_link" text:visited-style-name="Visited_20_Internet_20_Link"><text:span text:style-name="T34">https://www.youtube.com/watch?v=XOA3HKXPSN0&amp;t=647s</text:span></text:a><text:span text:style-name="T34"> )</text:span></text:p>
      <text:p text:style-name="P6"><text:span text:style-name="T26">- </text:span><text:span text:style-name="T21">чтобы иметь доступ к методам дочернего компонента </text:span><text:span text:style-name="T27"><text:s/></text:span><text:span text:style-name="T44">useImperativeHandle </text:span><text:span text:style-name="T27">Паромов </text:span><text:span text:style-name="T15">(</text:span><text:span text:style-name="T18">для</text:span><text:span text:style-name="T53"> </text:span><text:span text:style-name="T52">ресета</text:span><text:span text:style-name="T53"> формы и получаем немного контроля над неуправляемой формой</text:span></text:p>
      <text:p text:style-name="P6"><text:span text:style-name="T53">Также его использовать чтобы </text:span><text:span text:style-name="T52">вызвать методы дочернего компонента в родителе</text:span><text:span text:style-name="T53">. Для неуправляемых компонен</text:span>т<text:span text:style-name="T15">)</text:span></text:p>
      <text:p text:style-name="P5"><text:span text:style-name="T27">- </text:span><text:span text:style-name="T28">чтобы </text:span><text:span text:style-name="T41">r</text:span><text:span text:style-name="T42">ef</text:span><text:span text:style-name="T14"> </text:span><text:span text:style-name="T28">повесить на список — </text:span><text:span text:style-name="T24">колбекреф</text:span><text:span text:style-name="T28"> (Паромов и Аюб)</text:span></text:p>
      <text:p text:style-name="P3">- <text:span text:style-name="T50">оптимизация тяжелых вычислений </text:span><text:span text:style-name="T51">чтобы был не медленный и отзывчивый интерфеис не вис</text:span><text:span text:style-name="T54">: </text:span><text:s text:c="2"/><text:span text:style-name="T38">useTransition</text:span><text:span text:style-name="T49">() </text:span><text:span text:style-name="T55">- долгая операция не является наиболее приоритетной то что обернули в</text:span><text:span text:style-name="T19"> startTransition, </text:span><text:span text:style-name="T55">сначала простые «сетстеиты» отработают, </text:span><text:span text:style-name="T56">отложенное деиствие, </text:span><text:span text:style-name="T57">=== очень отзывчивый </text:span><text:span text:style-name="T20">UX, </text:span></text:p>
      <text:p text:style-name="P8"><text:span text:style-name="T28">и </text:span><text:span text:style-name="T45">useDeferredValue</text:span><text:span text:style-name="T28"> (</text:span><text:a xlink:type="simple" xlink:href="https://www.youtube.com/watch?v=_zdAxBImg_g&amp;t=8s" text:style-name="Internet_20_link" text:visited-style-name="Visited_20_Internet_20_Link"><text:span text:style-name="T28">https://www.youtube.com/watch?v=_zdAxBImg_g&amp;t=8s</text:span></text:a><text:span text:style-name="T28">) - «</text:span><text:span text:style-name="T29">отложенное значение</text:span><text:span text:style-name="T28">», </text:span><text:span text:style-name="T30">разница между ними: </text:span><text:span text:style-name="T28"><text:s/></text:span><text:span text:style-name="T45">useTransition</text:span><text:span text:style-name="T46">() - </text:span><text:span text:style-name="T31">применять когда есть доступ к useState() к сетстеит к моменту когда изменяем состояние →</text:span><text:span text:style-name="T47"> <text:s/></text:span><text:span text:style-name="T45">useDeferredValue </text:span><text:span text:style-name="T31">когда не имеем доступ к состоянию а им</text:span><text:span text:style-name="T32">е</text:span><text:span text:style-name="T31">ем доступ к пропсу</text:span></text:p>
      <text:p text:style-name="P8"><text:span text:style-name="T32">- </text:span><text:span text:style-name="T25">дебажить анимацию</text:span><text:span text:style-name="T37"> </text:span><text:a xlink:type="simple" xlink:href="https://www.youtube.com/watch?v=4wuuB0DnPbA&amp;list=PLz_dGYmQRrr-soyaGi5Inegxs0RdhyECG" text:style-name="Internet_20_link" text:visited-style-name="Visited_20_Internet_20_Link"><text:span text:style-name="T37">https://www.youtube.com/watch?v=4wuuB0DnPbA&amp;list=PLz_dGYmQRrr-soyaGi5Inegxs0RdhyECG</text:span></text:a></text:p>
      <text:p text:style-name="P8"><text:span text:style-name="T37">- </text:span></text:p>
      <text:p text:style-name="P2"/>
      <text:p text:style-name="P4"/>
      <text:p text:style-name="P4">- Чтобы иметь доступ к стеиту и его изменить в родительской компоненте к стеиту <text:span text:style-name="T43">так</text:span> дочки или через <text:span text:style-name="T39">key</text:span><text:span text:style-name="T13"> </text:span>или <text:span text:style-name="T38">useImperativeHandle</text:span>:</text:p>
      <text:p text:style-name="P7"><text:span text:style-name="T1">import </text:span><text:span text:style-name="T2">React</text:span><text:span text:style-name="T3">, { </text:span><text:span text:style-name="T4">useState</text:span><text:span text:style-name="T3">, </text:span><text:span text:style-name="T5">FC</text:span><text:span text:style-name="T3">, </text:span><text:span text:style-name="T4">useEffect</text:span><text:span text:style-name="T3">, </text:span><text:span text:style-name="T4">useRef </text:span><text:span text:style-name="T3">} </text:span><text:span text:style-name="T1">from </text:span><text:span text:style-name="T6">"react"</text:span><text:span text:style-name="T3">;<text:line-break/><text:line-break/></text:span><text:span text:style-name="T1">const </text:span><text:span text:style-name="T7">Clicked</text:span><text:span text:style-name="T3">: </text:span><text:span text:style-name="T2">React</text:span><text:span text:style-name="T3">.</text:span><text:span text:style-name="T5">FC</text:span><text:span text:style-name="T3">&lt;{ </text:span><text:span text:style-name="T8">count</text:span><text:span text:style-name="T3">: </text:span><text:span text:style-name="T1">number </text:span><text:span text:style-name="T3">}&gt; = ({ count }) =&gt; {<text:line-break/> <text:s/></text:span><text:span text:style-name="T1">return </text:span><text:span text:style-name="T3">&lt;</text:span><text:span text:style-name="T1">p</text:span><text:span text:style-name="T3">&gt;Clicked: {count}&lt;/</text:span><text:span text:style-name="T1">p</text:span><text:span text:style-name="T3">&gt;;<text:line-break/>};<text:line-break/><text:line-break/></text:span><text:span text:style-name="T1">export const </text:span><text:span text:style-name="T4">Counter </text:span><text:span text:style-name="T3">= ({ onReset }: { </text:span><text:span text:style-name="T8">onReset</text:span><text:span text:style-name="T3">: (fn: () =&gt; </text:span><text:span text:style-name="T1">void</text:span><text:span text:style-name="T3">) =&gt; </text:span><text:span text:style-name="T1">void </text:span><text:span text:style-name="T3">}) =&gt; {<text:line-break/> <text:s/></text:span><text:span text:style-name="T1">const </text:span><text:span text:style-name="T3">[</text:span><text:span text:style-name="T9">count</text:span><text:span text:style-name="T3">, </text:span><text:span text:style-name="T7">setCount</text:span><text:span text:style-name="T3">] = </text:span><text:span text:style-name="T4">useState</text:span><text:span text:style-name="T3">(</text:span><text:span text:style-name="T10">0</text:span><text:span text:style-name="T3">);<text:line-break/><text:line-break/> <text:s/></text:span><text:span text:style-name="T1">const </text:span><text:span text:style-name="T7">increment </text:span><text:span text:style-name="T3">= () =&gt; {<text:line-break/> <text:s text:c="3"/></text:span><text:span text:style-name="T7">setCount</text:span><text:span text:style-name="T3">((prev) =&gt; prev + </text:span><text:span text:style-name="T10">1</text:span><text:span text:style-name="T3">);<text:line-break/> <text:s/>};<text:line-break/> <text:s/></text:span><text:span text:style-name="T11">// useEffect гарантирует, что функция setCount(0) передаётся родителю только после монтирования компонента Counter или изменения пропа onReset.<text:line-break/> <text:s/></text:span><text:span text:style-name="T4">useEffect</text:span><text:span text:style-name="T3">(() =&gt; {<text:line-break/> <text:s text:c="3"/>onReset(() =&gt; </text:span><text:span text:style-name="T7">setCount</text:span><text:span text:style-name="T3">(</text:span><text:span text:style-name="T10">0</text:span><text:span text:style-name="T3">));<text:line-break/> <text:s/>}, [onReset]);<text:line-break/><text:line-break/> <text:s/></text:span><text:span text:style-name="T1">return </text:span><text:span text:style-name="T3">(<text:line-break/> <text:s text:c="3"/>&lt;</text:span><text:span text:style-name="T1">div</text:span><text:span text:style-name="T3">&gt;<text:line-break/> <text:s text:c="5"/>&lt;</text:span><text:span text:style-name="T1">button </text:span><text:span text:style-name="T12">onClick</text:span><text:span text:style-name="T6">=</text:span><text:span text:style-name="T3">{</text:span><text:span text:style-name="T7">increment</text:span><text:span text:style-name="T3">}&gt;Click me!&lt;/</text:span><text:span text:style-name="T1">button</text:span><text:span text:style-name="T3">&gt;<text:line-break/> <text:s text:c="5"/>&lt;</text:span><text:span text:style-name="T1">Clicked </text:span><text:span text:style-name="T12">count</text:span><text:span text:style-name="T6">=</text:span><text:span text:style-name="T3">{</text:span><text:span text:style-name="T9">count</text:span><text:span text:style-name="T3">} /&gt;<text:line-break/> <text:s text:c="3"/>&lt;/</text:span><text:span text:style-name="T1">div</text:span><text:span text:style-name="T3">&gt;<text:line-break/> <text:s/>);<text:line-break/>};<text:line-break/><text:line-break/></text:span><text:span text:style-name="T1">const </text:span><text:span text:style-name="T7">Page </text:span><text:span text:style-name="T3">= ({<text:line-break/> <text:s/>page,<text:line-break/> <text:s/>onReset,<text:line-break/>}: {<text:line-break/> <text:s/></text:span><text:span text:style-name="T8">page</text:span><text:span text:style-name="T3">: </text:span><text:span text:style-name="T1">string</text:span><text:span text:style-name="T3">;<text:line-break/> <text:s/>(onReset: (fn: () =&gt; </text:span><text:span text:style-name="T1">void</text:span><text:span text:style-name="T3">) =&gt; </text:span><text:span text:style-name="T1">void</text:span><text:span text:style-name="T3">);<text:line-break/>}) =&gt; {<text:line-break/> <text:s/></text:span><text:span text:style-name="T1">return </text:span><text:span text:style-name="T3">(<text:line-break/> <text:s text:c="3"/>&lt;</text:span><text:span text:style-name="T1">div</text:span><text:span text:style-name="T3">&gt;<text:line-break/> <text:s text:c="5"/>page: {page}<text:line-break/> <text:s text:c="5"/>&lt;</text:span><text:span text:style-name="T1">Counter </text:span><text:span text:style-name="T12">onReset</text:span><text:span text:style-name="T6">=</text:span><text:span text:style-name="T3">{onReset} /&gt;<text:line-break/> <text:s text:c="3"/>&lt;/</text:span><text:span text:style-name="T1">div</text:span><text:span text:style-name="T3">&gt;<text:line-break/> <text:s/>);<text:line-break/>};<text:line-break/><text:line-break/></text:span><text:span text:style-name="T1">export const </text:span><text:span text:style-name="T4">SwitchView </text:span><text:span text:style-name="T3">= () =&gt; {<text:line-break/> <text:s/></text:span><text:span text:style-name="T1">const </text:span><text:span text:style-name="T3">[</text:span><text:span text:style-name="T9">viewState</text:span><text:span text:style-name="T3">, </text:span><text:span text:style-name="T7">setViewState</text:span><text:span text:style-name="T3">] = </text:span><text:span text:style-name="T4">useState</text:span><text:span text:style-name="T3">&lt;</text:span><text:span text:style-name="T6">"one" </text:span><text:span text:style-name="T3">| </text:span><text:span text:style-name="T6">"two"</text:span><text:span text:style-name="T3">&gt;(</text:span><text:span text:style-name="T6">"one"</text:span><text:span text:style-name="T3">);<text:line-break/> <text:s text:c="2"/></text:span><text:span text:style-name="T11">// "useRef" является синхронным. Это означает, что изменения, внесённые в объект "ref", будут немедленно доступны "в текущем рендере",<text:line-break/> <text:s text:c="2"/>// без необходимости ожидания следующего рендера, как в случае с "useState" (Обновления состояния через "useState" "асинхронны" и могут быть "отложены" React.)<text:line-break/> <text:s/></text:span><text:span text:style-name="T1">const </text:span><text:span text:style-name="T9">resetRef </text:span><text:span text:style-name="T3">= </text:span><text:span text:style-name="T4">useRef</text:span><text:span text:style-name="T3">&lt;() =&gt; </text:span><text:span text:style-name="T1">void </text:span><text:span text:style-name="T3">| </text:span><text:span text:style-name="T1">null</text:span><text:span text:style-name="T3">&gt;(</text:span><text:span text:style-name="T1">null</text:span><text:span text:style-name="T3">); </text:span><text:span text:style-name="T11">// resetRef: ссылка, где хранится текущая функция "сброса состояния дочернего компонента"<text:line-break/><text:line-break/> <text:s/></text:span><text:span text:style-name="T1">const </text:span><text:span text:style-name="T7">togglePage </text:span><text:span text:style-name="T3">= () =&gt; {<text:line-break/> <text:s text:c="3"/></text:span><text:span text:style-name="T9">resetRef</text:span><text:span text:style-name="T3">.</text:span><text:span text:style-name="T8">current</text:span><text:span text:style-name="T3">();<text:line-break/> <text:s text:c="3"/></text:span><text:span text:style-name="T7">setViewState</text:span><text:span text:style-name="T3">((prev) =&gt; (prev === </text:span><text:span text:style-name="T6">"one" </text:span><text:span text:style-name="T3">? </text:span><text:span text:style-name="T6">"two" </text:span><text:span text:style-name="T3">: </text:span><text:span text:style-name="T6">"one"</text:span><text:span text:style-name="T3">));<text:line-break/> <text:s/>};<text:line-break/><text:line-break/> <text:s/></text:span><text:span text:style-name="T1">return </text:span><text:span text:style-name="T3">(<text:line-break/> <text:s text:c="3"/>&lt;&gt;<text:line-break/> <text:s text:c="5"/>&lt;</text:span><text:span text:style-name="T1">button </text:span><text:span text:style-name="T12">onClick</text:span><text:span text:style-name="T6">=</text:span><text:span text:style-name="T3">{</text:span><text:span text:style-name="T7">togglePage</text:span><text:span text:style-name="T3">}&gt;toggle page&lt;/</text:span><text:span text:style-name="T1">button</text:span><text:span text:style-name="T3">&gt;<text:line-break/> <text:s text:c="5"/>&lt;</text:span><text:span text:style-name="T1">Page<text:line-break/> <text:s text:c="7"/></text:span><text:span text:style-name="T12">page</text:span><text:span text:style-name="T6">=</text:span><text:span text:style-name="T3">{</text:span><text:span text:style-name="T9">viewState</text:span><text:span text:style-name="T3">}<text:line-break/> <text:s text:c="7"/></text:span><text:span text:style-name="T12">onReset</text:span><text:span text:style-name="T6">=</text:span><text:span text:style-name="T3">{(fn) =&gt; {<text:line-break/> <text:s text:c="9"/></text:span><text:span text:style-name="T9">resetRef</text:span><text:span text:style-name="T3">.</text:span><text:span text:style-name="T8">current </text:span><text:span text:style-name="T3">= fn;<text:line-break/> <text:s text:c="7"/>}}<text:line-break/></text:span><text:soft-page-break/><text:span text:style-name="T3"> <text:s text:c="5"/>/&gt;<text:line-break/> <text:s text:c="3"/>&lt;/&gt;<text:line-break/> <text:s/>);<text:line-break/>}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Tahoma, Verdana, sans-serif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ru" style:country-asian="RU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6:48:19.773000000</meta:creation-date>
    <dc:date>2024-12-27T19:28:11.253000000</dc:date>
    <meta:editing-duration>P2DT3H34M34S</meta:editing-duration>
    <meta:editing-cycles>246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10" meta:word-count="395" meta:character-count="3100" meta:non-whitespace-character-count="2535"/>
  </office:meta>
</office:document-meta>
</file>